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2d57" officeooo:paragraph-rsid="001a2d57"/>
    </style:style>
    <style:style style:name="P2" style:family="paragraph" style:parent-style-name="Standard">
      <style:text-properties fo:font-style="normal" officeooo:rsid="0036d330" officeooo:paragraph-rsid="001a2d57" style:font-style-asian="normal" style:font-style-complex="normal"/>
    </style:style>
    <style:style style:name="P3" style:family="paragraph" style:parent-style-name="Standard">
      <style:paragraph-properties style:writing-mode="lr-tb"/>
      <style:text-properties fo:font-style="normal" officeooo:rsid="0036d330" officeooo:paragraph-rsid="001a2d57"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n Francisco / Gold Camp</text:p>
      <text:p text:style-name="P1"/>
      <text:p text:style-name="P2">In the afternoon I visited the encampment of the gold-diggers in Hap^^y Valley, for the purpose of selecting a site on which to pitch my tent. On the following day I moved my luggage ashore, and</text:p>
      <text:p text:style-name="P2"/>
      <text:p text:style-name="P2">My provisions and mining implements were soon landed from the Osceola, and I made the necessary arrangements for spending a few weeks in San Francisco as comfortably as possible. I learned from the exj)erienced in such matters, that the water in the tributaries of the Sacramento and San Joaquin was too higli to admit of working in the wet diggings to advantage, and that the dry diggings could not be successfully worked until late in the fall, after the rainy season had set in. I therefore concluded to remain in San Francisco until the middle of September. The limited state of my finances — six dollars and seventy-five cents, all told — would not admit of my remaining idle during the interim, therefore I immediately set out in quest of employment. Passing down Pacific Street tovfard Clark's Point, I saw several of my fellow-j)assengers engaged shoveling and wheeling dirt, at $5 23er day. I applied for a situation, but was informed there was no vacancy. I soon after obtained a situation in the lumber-yard of Palmer, Cook &amp; Co., at |8 a day, which I held until I had raised the requisite funds to defray my expenses to the mines. Some old fossil has said or written, jDerhaps both, that " poverty is no disgrace ;" but to a person with a diaphragm and an appetite, it is very unpleasant and depressing, with the following bill of fare staring him in the face : *' Beefsteak, $1 ; coffee, 75 cents ; bread, with butter, 50 cents !"</text:p>
      <text:p text:style-name="P2"/>
      <text:p text:style-name="P2">San Francisco — formerly Yerba Buena — is a queer place. It contains at this time a dozen adobe</text:p>
      <text:p text:style-name="P2">structures and perhaps two luindreJ rougiilv-constructed frame buildings, mostly shipped around Cape Horn. The beach, Happy Valley, for the space of two miles, is covered with canvas and rubber tents, and the adjacent sand-hills are dotted to their summits with these frail but convenient tenements of the prospective miner. The population, numbering perhaps five thousand, is as heterogeneous as their habitations. It seems as though every nation on the face of the earth had sent a representative to this place, and that they had all arrived with their credentials. Such a medley of languages and jargon of tongues the world has seldom seen. It is a modern Babel.</text:p>
      <text:p text:style-name="P2"/>
      <text:p text:style-name="P2">Ilents are enormously high. The Parker House, the principal hotel in town, rents for one hundred and seventyfive thousand dollars 2)er annum ! Tlie tenants are principally gamblers, who, in some instances, pay as high as |1,000 per month for the privilege of running a montr qy faro table. The roulette, heno, rattle-and-suap and other small-fry gamblers \YAy less amounts, but I am inclined to the belief that they put as much money in their purses as do their more aristocratic neighbors. The gaming-tables are always crowded with those who have no better sense than to stake their last ounce of dust on the " hazard of a die." If the fickle goddess smiles on them, well and good ; if she frowns, and they lose the last farthing in their possession, they immediately hie away to tlie mines, and after having filled tlieir l)uckskin pouches .with the " dust," return and buck against faro and monte until their purses are again depleted, and then once more to the mines to retrieve their lost fortunes.</text:p>
      <text:p text:style-name="P2"/>
      <text:p text:style-name="P2">On the 4th of Sej)tember I began to make the necessary arrangements for my departure to the mines. I exchanged my large sea-chest for a trunk, which I packed full of clothing and placed in a store-house, with the understanding that I should .2:)ay tlirce dollars 'per month storage or forfeit the trunk and its contents at the expiration of six months. The only articles of clothing I selected to take to the mines were two red flannel shirts, a pair of pilot-cloth pants, a pair of long mining boots and a Mexican somhrero. I disposed of all my provisions, with the exception of a half-barrel of pork and a barrel of pilot-bread, which I concluded would serve for my subsistence until I could dig gold enough to replenish my stores. It was several days before I could determine whether to visit the northern or southern mines. I had heard nothing of the southern mines 2&gt;i"^vious to my arrival in <text:soft-page-break/>California, they having been discovered several months after the first gold was found by Marshall at Sutter's Mill. The southern mines are reported more healthy than the northern and equally rich,</text:p>
      <text:p text:style-name="P2"/>
      <text:p text:style-name="P2">therefore I concluded to give them the first trial. Accordingly, on the morning of the 6th of Septemher, I engaged passage on hoard the brigantine Rambler, Captain Dunham, bound for Stockton, on the San Joaquin Kivcr, distant from San Francisco 160 miles. The Rambler belonged to Palmer, Cook &amp; Co., owners of the lumber-yard in which I had been employed most of the time since my arrival in San Francisco, consequently they charged me only $16 passage to Stockton.</text:p>
      <text:p text:style-name="P2"/>
      <text:p text:style-name="P2">During the forenoon I struck my tent and removed it, together with my provisions, on board the Rambler. At one o'clock, P. M., accompanied by two of the Oseeola^s jiassengers, I went on board the brig, where I found some thirty adventurers en route to the southern mines. We hove up an- . clior at two o'clock, and at sundown the wind died entirely away, and we came to anchor in San Pablo Bay, where we remained during the night. We got under way at an early hour on the following morning, and during the forenoon passed Benicia, Boston and New York of the Pacific.</text:p>
      <text:p text:style-name="P2"/>
      <text:p text:style-name="P2">Either side of the San Joaquin, from its entrance into Suisun Bay to within a few miles of Stockton, is bordered by a continuous tule marsh, and during the summer and fall all the mosquitoes in California hold high carnival here. Early on the morning of the 8th we proceeded up the river with a fair wind and favorable tide. Before night we came to the conclusion that our brig was either too large for the river, or the river too small for the brig. Our Captain knew very little about seamanship), and less about the channel, therefore the brig ran aground several times during the day.</text:p>
      <text:p text:style-name="P2"/>
      <text:p text:style-name="P2">commenced making the necessary pre^oarations for my departure. I packed my provisions in raw-hide sacks, engaged transportation mules, and on the morning of the 13th, accompanied by the brothers Kelly, set out for the placers on the river Calaveras, distant about 40 miles.</text:p>
      <text:p text:style-name="P2"/>
      <text:p text:style-name="P2">OuE, first day's journey was over a level and sparsely-timbered country, thickly covered with wild oats and mustard. Owing to the excessive heat of the weather and the j)roverbial stubbornness of our mules, we encamped the first night 12 miles from Stockton. After the mules had been relieved of their loads and pack-saddles and securely tethered, we kindled a fire at the roots of a large oak, and, having eaten a hastily-j)repared meal of broiled pork, pilot-bread and coffee, spread our blankets on the ground and turned in for the night. When I awoke next morning, the muleteers had the animals packed ready for a start, and my companions were seated around the camp-fire discussing a pot of coffee which I helped them to dispatch, then shouldering our fire-arms we resumed our journey. The heat and dust during the day were almost insuj^portable. The dust in our trail was as hot as the ashes</text:p>
      <text:p text:style-name="P2"/>
      <text:p text:style-name="P2">We bivouacked the second night under the wide-spreading branches of an oak on the north bank of the Calaveras, 20 miles fi'oni our previous night's encampment. AVe killed sevei-al quail and squirrels during the day, which, with the addition of hardtack and coffee, served for our supper.</text:p>
      <text:p text:style-name="P2"/>
      <text:p text:style-name="P2">In the evening we visited the lodge of a party of Digger Indians en route to Stockton, who were encamped a few hundred yards below us. They treated us with great civility, and at parting presented us with a quarter of dried venison, which was very acceptable. I presented the chief — avIio, by-the-by, was one of the ugliest-looking red-skins I ever beheld — with a plug of tobacco. The Digger eats very little animal food. Like his brother, the gorilla, he is a vegetarian and subsists 2)rincipally on wild berries and acorns, occasionally luxuriating on snails and grasshoppers. He cuts his hair with a sharp stone, and boils water in a basket. In the winter he burrows in the earth like a prairie dog, and emerges from his den in the spring as fat as a grizzly. His costume is decidedly <text:soft-page-break/>primitive and airy, consisting of a breech-clout and a pair of moccasins. Since civilization has overtaken him, he occasionally dons a 2)aper collar and a pair of Mexican spurs.</text:p>
      <text:p text:style-name="P2"/>
      <text:p text:style-name="P2">On the morning of the 17th, I arose at five o'clock, and dressing myself a la California, shouldered my pick, crow-bar and spade, and started, tin pan in hand, for the bar of the river, where I commenced my initiatory labors at gold-digging. I was engaged all the forenoon removing the large rocks from my claim. In the afternoon I commenced washing the earth, and at sundown I weighed my " dust " and found I had panned out a quarter of an ounce — $4 worth. On the following day I washed out f 10 worth of the precious metal. Learning from a Mexican that rich diggings had been discovered by a ^^rij of Digger Indians, on a bar several miles lower down the river, I reported the circumstance to my companions, and a party was forthwith formed to visit the Indian diggings on the following day.</text:p>
      <text:p text:style-name="P2"/>
      <text:p text:style-name="P2">Accordingly, at an early hour next morning, we hundled up our tents and provisions, packed them on mules, and started for the new diggings, which we reached at noon. The afternoon was spent in pitching our tents and arranging the provisions. At daylight next morning I selected what I considered a good location, and commenced operations. I lahored hard two days in removing the boulders from my claim, but was amply rewarded for my labor. On the third day I reached a crevice in a rock, some four feet beloAV the surface of the ground, and in two hours succeeded in extracting therefrom forty-five dollars' worth of gold ill nuggets of the vahie of from one to five dollars. I did not report my good-luck to my companions, but toiled on, early and late, day after day, until 1 had extracted nearly four hundred dollars' worth of the precious metal from the claim. I then abandoned it, and reported jirogress to my felloAv-diggers, all of whom had been less fortunate than myself. 8onie had not averaged one dollar per day ; others had been more successful, yet none had met with the success they anticipated. Those who had expected to realize a fortune in a few days or weeks were sadly disappointed</text:p>
      <text:p text:style-name="P2"/>
      <text:p text:style-name="P2">I left San Francisco with the intention of remaining ill the mines during the fall and winter, but I had not dug three weeks before I found my health and strength failing. On the 10th of October, I had an attack of rheumatism which doubled me up like a rainbow and put a veto ou any further attempts</text:p>
      <text:p text:style-name="P2"/>
      <text:p text:style-name="P2">An idea struck me one day, which I immediately acted upon, for fear that another might strike in the same j^lace and cause an explosion. The heaven-born idea that had penetrated my cranium was this : start in the mercantile line, purchase the tents and implements of the returning miners at low figures, and sell to the greenhorns r;i route to the mines at California prices ! I purchased a large tent in which to store my goods and commenced operations. Fortune smiled on me, and I was hapj^'. But every rose has its thorn, and</text:p>
      <text:p text:style-name="P2"/>
      <text:p text:style-name="P2">*' The best laid plans of mice aud mou gang aft agleo."</text:p>
      <text:p text:style-name="P2"/>
      <text:p text:style-name="P2">The first rain of the season dampened my ardor and disheartened me. My bowels yearned for the ficsh-pots of San Francisco, so, early in Xovember,</text:p>
      <text:p text:style-name="P2"/>
      <text:p text:style-name="P3">San Francisco, during my absence of two months, had become so changed that I scarcely recognized it. Substantial frame buildings had superseded frail canvas tenements, and piers had been extended many hundred yards into the bay, at which vessels from the four quarters of the globe were discharging'their. cargoes. I visited the gold-diggers' encampment, Happy Valley, but that too was so changed, that I could hardly recognize a familiar spot or countenance. A three-story warehouse was being erected on the spot where I had pitched my tent two months previously. The saw and hammer of the carpenter could be heard in every square, and the voice of the crier and auctioneer at the corner of nearly every street. The Plaza was covered with booths, in which could be had the merchandise of all nations.</text:p>
      <text:p text:style-name="P3"><text:soft-page-break/></text:p>
      <text:p text:style-name="P3">As hotel accommodations were limited as well as expensive, I purchased for $100 a ship's galley, size four by five feet, wliicli I located in Happy Valley and commenced housekeeping. My furniture consisted of an empty flour-barrel and a nailkeg. The former served for a table and the latter as a chair, minus a back. My cooking utensils were as inexpensive as my furniture. A second-hand frying-pan, a dilapidated coffee-pot, and a rheumatic jack-knife comprised the catalogue. My bed consisted of two blankets and a soft block of w^ood for a pillow.</text:p>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8T22:02:39.555792490</meta:creation-date>
    <dc:date>2026-05-14T09:01:31.072440846</dc:date>
    <meta:editing-duration>P1DT1H33M37S</meta:editing-duration>
    <meta:editing-cycles>6</meta:editing-cycles>
    <meta:generator>LibreOffice/25.8.6.2$Linux_X86_64 LibreOffice_project/a46b460d1686bb49c718d2ef5f88b83ff2dc4981</meta:generator>
    <meta:document-statistic meta:table-count="0" meta:image-count="0" meta:object-count="0" meta:page-count="4" meta:paragraph-count="22" meta:word-count="2268" meta:character-count="12933" meta:non-whitespace-character-count="10680"/>
  </office:meta>
</office:document-meta>
</file>